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Normální" style:family="paragraph">
      <style:text-properties fo:font-weight="bold" style:font-weight-asian="bold"/>
    </style:style>
    <style:style style:name="P19" style:parent-style-name="Základnítext" style:family="paragraph">
      <style:text-properties fo:font-weight="bold" style:font-weight-asian="bold" fo:color="#008576" fo:font-size="12pt" style:font-size-asian="12pt" style:font-size-complex="13pt"/>
    </style:style>
    <style:style style:name="T20" style:parent-style-name="Standardnípísmoodstavce" style:family="text">
      <style:text-properties fo:font-weight="bold" style:font-weight-asian="bold" fo:color="#008576" fo:font-size="12pt" style:font-size-asian="12pt" style:font-size-complex="13pt"/>
    </style:style>
    <style:style style:name="T21" style:parent-style-name="Standardnípísmoodstavce" style:family="text">
      <style:text-properties fo:font-weight="bold" style:font-weight-asian="bold" fo:color="#008576" fo:font-size="12pt" style:font-size-asian="12pt" style:font-size-complex="13pt"/>
    </style:style>
    <style:style style:name="T22" style:parent-style-name="Značkapozn.podčarou" style:family="text">
      <style:text-properties fo:font-weight="normal" style:font-weight-asian="normal" style:font-size-complex="13pt"/>
    </style:style>
    <style:style style:name="P23" style:parent-style-name="Základnítext" style:family="paragraph">
      <style:text-properties fo:font-weight="bold" style:font-weight-asian="bold" fo:color="#008576" fo:font-size="12pt" style:font-size-asian="12pt" style:font-size-complex="13pt"/>
    </style:style>
    <style:style style:name="T24" style:parent-style-name="Standardnípísmoodstavce" style:family="text">
      <style:text-properties fo:font-weight="bold" style:font-weight-asian="bold"/>
    </style:style>
    <style:style style:name="P25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6/2025</text:p>
            <text:p text:style-name="Normální">KVOP-29283/2025</text:p>
            <text:p text:style-name="Normální">02. 07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P. N.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P18"/>
            <text:p text:style-name="Normální"/>
          </table:table-cell>
        </table:table-row>
      </table:table>
      <text:p text:style-name="P19">Odkaz na zveřejněnou informaci</text:p>
      <text:p text:style-name="Základnítext"><text:span text:style-name="T20">podle zákona č. 106/1999 Sb.,</text:span><text:span text:style-name="T21"><text:s/>o svobodném přístupu k informacím</text:span><text:span text:style-name="T22"><text:note text:note-class="footnote" text:id="_ftn0"><text:note-citation>1</text:note-citation><text:note-body><text:p text:style-name="Textpozn.podčarou"><text:s/>Ustanovení § 6 odst. 1 zákona o svobodném přístupu k informacím: „Pokud žádost o poskytnutí informace směřuje k poskytnutí zveřejněné informace, může povinný subjekt […] místo poskytnutí informace sdělit žadateli údaje<text:s/>umožňující vyhledání a získání zveřejněné informace, zejména odkaz na internetovou stránku, kde se informace nachází.“</text:p></text:note-body></text:note></text:span></text:p>
      <text:p text:style-name="P23"/>
      <text:p text:style-name="Základnítext">Vážený pane N.,</text:p>
      <text:p text:style-name="Základnítext">dne 25. 6. 2025 obdržela Kancelář veřejného ochránce práv (KVOP) Vaši žádost o informace. Žádáte o poskytnutí publikace<text:s/><text:span text:style-name="T24">Vazební věznice – zpráva z návštěv zařízení 2022</text:span>, v elektronické podobě ve formátu pdf nebo zasláním odkazu k přímému stáhnutí.</text:p>
      <text:p text:style-name="Základnítext">Požadovaný dokument je dostupný v Evidenci stanovisek ochránce (ESO) na <text:a xlink:href="https://eso.ochrance.cz/" office:target-frame-name="_top" xlink:show="replace"><text:span text:style-name="Hypertextovýodkaz">eso.ochrance.</text:span><text:span text:style-name="Hypertextovýodkaz">cz</text:span></text:a><text:s/>po zadání spisové značky 50/2021/NZ nebo přes tento odkaz:<text:s/><text:a xlink:href="https://eso.ochrance.cz/Nalezene/Edit/10920" office:target-frame-name="_top" xlink:show="replace"><text:span text:style-name="Hypertextovýodkaz">https://eso.ochrance.cz/Nalezene/Edit/10920</text:span></text:a>. Verzi zprávy ve formátu pdf ke stažení zobrazíte kliknutím na tento<text:s/><text:a xlink:href="https://www.ochrance.cz/uploads-import/ESO/Brozura%20vazebni%20veznice%2010-22%20online.pdf" office:target-frame-name="_top" xlink:show="replace"><text:span text:style-name="Hypertextovýodkaz">odkaz</text:span></text:a>.</text:p>
      <text:p text:style-name="Základnítext">S pozdravem</text:p>
      <text:p text:style-name="podpis">JUDr. Pavel Pořízek, Ph.D. v. r.</text:p>
      <text:p text:style-name="podpis">vedoucí Kanceláře veřejného ochránce práv</text:p>
      <text:p text:style-name="podpis">a ochránce práv dětí</text:p>
      <text:p text:style-name="podpis">(podepsáno elektronicky)</text:p>
      <text:p text:style-name="P25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NZ13*</text:span></text:p>
        <text:p text:style-name="P12"><text:span text:style-name="T13">KVOPX00FNZ13</text:span>KVOPX00FNZ13</text:p>
        <text:p text:style-name="P14"/>
      </style:header>
      <style:footer>
        <text:p text:style-name="kontakt">Kancelář veřejného ochránce práv, Údolní 39, 602 00 Brno, tel.:<text:s/>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7-28T10:22:00Z</meta:creation-date>
    <dc:date>2025-07-28T10:27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58" meta:character-count="1089" meta:row-count="7" meta:non-whitespace-character-count="933"/>
  </office:meta>
</office:document-meta>
</file>